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665600289750033571" text:style-name="L1">
        <text:list-item>
          <text:list>
            <text:list-header>
              <text:p text:style-name="P20">1.25 miles at various paces on roads, 1.5 miles on the track at about</text:p>
              <text:p text:style-name="P20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7"><text:soft-page-break/><text:span text:style-name="T7">Sat Aug 10, 2019 </text:span><text:span text:style-name="T8">10.6 miles</text:span> </text:p>
      <text:p text:style-name="P11">I ran 10 miles around Tamarack Lake with Tim Dunn.</text:p>
      <text:p text:style-name="P11">The first 1.5 miles goes up 324 feet. The course has a total ascent of about 525 feet. Our time was 1:35:10 and we averaged about 9:30/mile. After the first 1.5 miles uphill we averaged about 9:06/mile.</text:p>
      <text:p text:style-name="P11"><text:span text:style-name="T1">Warm down:</text:span> <text:s/>After 20 minutes I jogged 0.6 miles.</text:p>
      <text:p text:style-name="P11"/>
      <text:p text:style-name="P11">Sun Aug 11, 2019 <text:span text:style-name="T1">no running</text:span> </text:p>
      <text:p text:style-name="P11"/>
      <text:p text:style-name="P11">Mon Aug 12, 2019 <text:span text:style-name="T1">7 miles</text:span></text:p>
      <text:p text:style-name="P11">I ran with our running group on the Greendale Cemetery 510 meter loop.</text:p>
      <text:p text:style-name="P11"><text:span text:style-name="T1">Warmup:</text:span> 3 miles at about 10:30/mile and rest 2 minutes.</text:p>
      <text:p text:style-name="P12">Run: <text:span text:style-name="T2">1 x 200 meters and 7 x 510 meters with a 300 meter jog between the runs.</text:span></text:p>
      <text:p text:style-name="P12"><text:span text:style-name="T2">Times for runs: 55s, 2:41, 2:35, 2:31, 2:24, 2:22, 2:11.2(6:54/mile pace), 2:31 </text:span></text:p>
      <text:p text:style-name="P7">The times between the runs averaged about 3:40.</text:p>
      <text:p text:style-name="P8">Warm down: <text:span text:style-name="T2">510 met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12T21:52:06.29</dc:date>
    <dc:creator>James  Lombardi</dc:creator>
    <meta:editing-duration>PT15H14M6S</meta:editing-duration>
    <meta:editing-cycles>72</meta:editing-cycles>
    <meta:generator>OpenOffice/4.1.2$Win32 OpenOffice.org_project/412m3$Build-9782</meta:generator>
    <meta:document-statistic meta:table-count="0" meta:image-count="0" meta:object-count="0" meta:page-count="15" meta:paragraph-count="373" meta:word-count="3915" meta:character-count="19494"/>
  </office:meta>
</office:document-meta>
</file>